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6e533" officeooo:paragraph-rsid="0016e533"/>
    </style:style>
    <style:style style:name="P2" style:family="paragraph" style:parent-style-name="Text_20_body">
      <style:text-properties officeooo:rsid="0017222f" officeooo:paragraph-rsid="0017222f"/>
    </style:style>
    <style:style style:name="P3" style:family="paragraph" style:parent-style-name="Text_20_body">
      <style:text-properties officeooo:rsid="0016e533" officeooo:paragraph-rsid="0016e533"/>
    </style:style>
    <style:style style:name="P4" style:family="paragraph" style:parent-style-name="Text_20_body">
      <style:text-properties officeooo:rsid="0016e533" officeooo:paragraph-rsid="001bfade"/>
    </style:style>
    <style:style style:name="P5" style:family="paragraph" style:parent-style-name="Text_20_body">
      <style:text-properties officeooo:rsid="0016e533" officeooo:paragraph-rsid="001e0184"/>
    </style:style>
    <style:style style:name="P6" style:family="paragraph" style:parent-style-name="Text_20_body">
      <style:text-properties officeooo:rsid="0016e533" officeooo:paragraph-rsid="00279146"/>
    </style:style>
    <style:style style:name="P7" style:family="paragraph" style:parent-style-name="Text_20_body">
      <style:text-properties officeooo:rsid="0016e533" officeooo:paragraph-rsid="00294b94"/>
    </style:style>
    <style:style style:name="P8" style:family="paragraph" style:parent-style-name="Text_20_body">
      <style:text-properties officeooo:rsid="001e0184" officeooo:paragraph-rsid="001e0184"/>
    </style:style>
    <style:style style:name="P9" style:family="paragraph" style:parent-style-name="Text_20_body">
      <style:text-properties officeooo:rsid="00210487" officeooo:paragraph-rsid="00210487"/>
    </style:style>
    <style:style style:name="P10" style:family="paragraph" style:parent-style-name="Text_20_body">
      <style:text-properties officeooo:paragraph-rsid="00294b94"/>
    </style:style>
    <style:style style:name="P11" style:family="paragraph" style:parent-style-name="Text_20_body">
      <style:text-properties officeooo:rsid="00294b94" officeooo:paragraph-rsid="00294b94"/>
    </style:style>
    <style:style style:name="P12" style:family="paragraph" style:parent-style-name="Text_20_body">
      <style:text-properties officeooo:rsid="002a7eb4" officeooo:paragraph-rsid="002a7eb4"/>
    </style:style>
    <style:style style:name="P13" style:family="paragraph" style:parent-style-name="Text_20_body">
      <style:text-properties officeooo:rsid="002ad159" officeooo:paragraph-rsid="002ad159"/>
    </style:style>
    <style:style style:name="P14" style:family="paragraph" style:parent-style-name="Text_20_body">
      <style:text-properties officeooo:rsid="002c0cca" officeooo:paragraph-rsid="002c0cca"/>
    </style:style>
    <style:style style:name="P15" style:family="paragraph" style:parent-style-name="Heading">
      <style:text-properties officeooo:paragraph-rsid="001d06a6"/>
    </style:style>
    <style:style style:name="P16" style:family="paragraph" style:parent-style-name="Heading">
      <style:text-properties officeooo:paragraph-rsid="001e0184"/>
    </style:style>
    <style:style style:name="P17" style:family="paragraph" style:parent-style-name="Heading">
      <style:text-properties officeooo:paragraph-rsid="00190989"/>
    </style:style>
    <style:style style:name="P18" style:family="paragraph" style:parent-style-name="Heading">
      <style:text-properties officeooo:paragraph-rsid="00210487"/>
    </style:style>
    <style:style style:name="P19" style:family="paragraph" style:parent-style-name="Heading">
      <style:text-properties officeooo:paragraph-rsid="0022ca42"/>
    </style:style>
    <style:style style:name="P20" style:family="paragraph" style:parent-style-name="Heading_20_1">
      <style:text-properties officeooo:rsid="0016e533" officeooo:paragraph-rsid="0016e533"/>
    </style:style>
    <style:style style:name="P21" style:family="paragraph" style:parent-style-name="Heading_20_1">
      <style:text-properties officeooo:rsid="0016e533" officeooo:paragraph-rsid="00294b94"/>
    </style:style>
    <style:style style:name="T1" style:family="text">
      <style:text-properties officeooo:rsid="00190989"/>
    </style:style>
    <style:style style:name="T2" style:family="text">
      <style:text-properties officeooo:rsid="001bfade"/>
    </style:style>
    <style:style style:name="T3" style:family="text">
      <style:text-properties officeooo:rsid="001d06a6"/>
    </style:style>
    <style:style style:name="T4" style:family="text">
      <style:text-properties officeooo:rsid="001e0184"/>
    </style:style>
    <style:style style:name="T5" style:family="text">
      <style:text-properties officeooo:rsid="001f0c63"/>
    </style:style>
    <style:style style:name="T6" style:family="text">
      <style:text-properties officeooo:rsid="00210487"/>
    </style:style>
    <style:style style:name="T7" style:family="text">
      <style:text-properties officeooo:rsid="0022ca42"/>
    </style:style>
    <style:style style:name="T8" style:family="text">
      <style:text-properties officeooo:rsid="0023a9ad"/>
    </style:style>
    <style:style style:name="T9" style:family="text">
      <style:text-properties officeooo:rsid="00294b94"/>
    </style:style>
    <style:style style:name="T10" style:family="text">
      <style:text-properties officeooo:rsid="002a7eb4"/>
    </style:style>
    <style:style style:name="T11" style:family="text">
      <style:text-properties officeooo:rsid="002ad159"/>
    </style:style>
    <style:style style:name="T12" style:family="text">
      <style:text-properties officeooo:rsid="002b3867"/>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1. <text:s/>Overview of data extraction and data cleaning</text:h>
      <text:p text:style-name="P1"/>
      <text:p text:style-name="P1"/>
      <text:h text:style-name="P20" text:outline-level="1">2. <text:s/>Overview of system integration</text:h>
      <text:p text:style-name="P1">The task required using Hadoop to perform Map/Reduce analysis of the data and storing the results of certain tasks in Cassandra. <text:s/>I integrated Hadoop and Cassandra by using the Cassandra's hadoop libraries. <text:s/><text:span text:style-name="T8">I </text:span>read the HDFS files with the standard Hadoop mapper class, and store<text:span text:style-name="T8">d</text:span> the results in Cassandra by using the Cassandra reducer class. <text:s/></text:p>
      <text:p text:style-name="P14">Need to talk about AWS cluster here.</text:p>
      <text:h text:style-name="P20" text:outline-level="1">3. <text:s/>Approaches and algorithms used</text:h>
      <text:p text:style-name="P2">The first question to answer was to define what “ontime arrival performance” and “ontime departure performance” means. <text:s/>The data contains two columns named DepDel15 and ArrDel15, which are 0 if the flight is on time, or 1 if the flight is delayed by more than 15 minutes. <text:s/>I chose to use these two columns to determine if a flight departed and/or arrived on time. <text:s/>I defined “performance” as being a percentage of total flights that were on time. </text:p>
      <text:p text:style-name="Heading">3.1.1. <text:s/>Rank the top 10 most popular airports by numbers of flights to/from the airport.</text:p>
      <text:p text:style-name="P1">I <text:span text:style-name="T2">created two map/reduce jobs in Java to answer the question. <text:s/>The first job defined a mapper which output an integer for each airport key. <text:s/>For each flight, the mapper output the integer 1 to the origin airport and output the integer 1 to the destination airport. <text:s/>The reducer read the list of integers for each key, computed the sum of the values, and output the sum for each key. <text:s/>I also used a combiner to compute the sum on the mapper side, which optimized network traffic to the reducers. <text:s/>The second job defined a mapper that read the output of the first job's reducer, sorted the values by the count, and output the top 10 values in non-descending order. <text:s/>The second job was configured to use one reducer task so that the output would be ordered correctly in one output file.</text:span></text:p>
      <text:p text:style-name="P17">3.1.<text:span text:style-name="T1">2</text:span>. <text:s/>Rank the top 10 airlines by on-time arrival performance.</text:p>
      <text:p text:style-name="P4">I <text:span text:style-name="T2">created two map/reduce jobs in Java to answer the question. <text:s/>The first job defined a mapper which output an integer array for each airport key. <text:s/>The first value of the array is the number of on time flights and the second value is the number of total flights. <text:s/>For each flight, the mapper set the first value of the array to 0 if the flight was delayed (as defined above), and to 1 if the flight was on time. <text:s/>The reducer read the list of integer arrays for each key and output an integer array for each key with the sum of each array index. <text:s/>I also used a combiner to compute the sum on the mapper side, which optimized network </text:span><text:soft-page-break/><text:span text:style-name="T2">traffic to the reducers. <text:s/>The second job defined a mapper that read the output of the first job's reducer, computed the on-time arrival percentage by dividing the first number by the second number, sorted the values by the percentage, and output the top 10 values in non-descending order. <text:s/>The second job was configured to use one reducer task so that the output would be ordered correctly in one output file.</text:span></text:p>
      <text:p text:style-name="P15">3.<text:span text:style-name="T3">2</text:span>.1. <text:s/>For each airport X, rank the top-10 carriers in decreasing order of on-time departure performance from X.</text:p>
      <text:p text:style-name="P5">I <text:span text:style-name="T2">created a map/reduce job in Java to answer the question. <text:s/>The job defined a key using a combination of the origin airport code and the airline id, and output an integer array with the number of on time flights and the number of total flights. <text:s/>I used a Cassandra reducer to read the list of integer arrays for each key. <text:s/>The reducer computed the on-time performance by calculating the percentage of on-time flights from the integer array, and wrote these values to the Cassandra database in a column family designed for this particular question.</text:span></text:p>
      <text:p text:style-name="P16">3.<text:span text:style-name="T3">2</text:span>.<text:span text:style-name="T4">2</text:span>. <text:s/>For each airport X, rank the top-10 airports in decreasing order of on-time departure performance from X.</text:p>
      <text:p text:style-name="P8">I used the same approach from 3.2.1, except the mapper defined a key using a combination of the origin airport code and the destination airport code. <text:s/>The Cassandra reducer stored the results in the database, in a column family designed for this particular question. <text:s/></text:p>
      <text:p text:style-name="P16">3.<text:span text:style-name="T3">2</text:span>.<text:span text:style-name="T4">3</text:span>. <text:s/>For each source-destination pair X-Y, rank the top-10 carriers in decreasing order of on-time arrival performance at Y from X.</text:p>
      <text:p text:style-name="P8">I used the same approach from 3.2.1, except the mapper defined a key using a combination of the origin airport code, the destination airport code, <text:span text:style-name="T5">and the airline id</text:span>. <text:s/>The Cassandra reducer stored the results in the database, in a column family designed for this particular question. <text:s/></text:p>
      <text:p text:style-name="P18">3.<text:span text:style-name="T6">3</text:span>.<text:span text:style-name="T6">1</text:span>. <text:s/><text:span text:style-name="T6">Zipf distribution analysis</text:span>.</text:p>
      <text:p text:style-name="P9">I used the same code that I used to answer question 1 from group 1. <text:s/>I loaded the results into Octave and plotted the data to determine if it resembled a Zipf distribution curve.</text:p>
      <text:p text:style-name="P19">3.<text:span text:style-name="T6">3</text:span>.<text:span text:style-name="T7">2</text:span>. <text:s/><text:span text:style-name="T7">Find the two optimal flights from X to Y and from Y to Z</text:span>.</text:p>
      <text:p text:style-name="P6">I <text:span text:style-name="T2">created two map/reduce jobs in Java to answer the question. <text:s/>The first job defined a mapper which determined if a flight was a potential origin flight (departs before 12pm) or a potential destination flight (arrives after 12pm). <text:s/>If the flight was a potential origin flight, the mapper output the flight information to the destination airport code. <text:s/>If the flight was a potential destination flight, the mapper output the flight information to the origin airport code. <text:s/>This had the effect of outputting all potential flights that a given airport might be a connection for. <text:s/>The reducer iterated over a list of possible origin flights and potential destination flights, and output the two flights if the destination flight was two days later than </text:span><text:soft-page-break/><text:span text:style-name="T2">the origin flight. <text:s/>The second job sorted through the output of the first job, determined which flight combination had the lowest delay by adding the arrival delays of the two flights, and stored that flight combination to the Cassandra database.</text:span></text:p>
      <text:h text:style-name="P21" text:outline-level="1"><text:span text:style-name="T9">4. <text:s/>Results</text:span></text:h>
      <text:p text:style-name="P10"/>
      <text:h text:style-name="P21" text:outline-level="1"><text:span text:style-name="T9">5. <text:s/>Optimizations</text:span></text:h>
      <text:p text:style-name="P11">1. <text:s/>The Hadoop jobs for group 1 and 2 used a combiner to minimize network traffic from mappers to reducers.</text:p>
      <text:p text:style-name="P11">2. <text:s/>The Cassandra column families used to store results for group 2 questions used a clustering key to optimize the sorting of the results. <text:s/>The column families also used the partition key to optimize the search query.</text:p>
      <text:p text:style-name="P11">3. <text:s/>For question 3.2, the mapper and reducer performed data filtering in the application to minimize the amount of data stored in Cassandra.</text:p>
      <text:p text:style-name="P11"/>
      <text:h text:style-name="P21" text:outline-level="1"><text:span text:style-name="T9">6. <text:s/>Usefulness of data</text:span></text:h>
      <text:p text:style-name="P7"><text:span text:style-name="T10">Some of the data results would be useful. <text:s/>The results from Group 1 and Group 2 would be useful for planning a trip if someone wanted to minimize a potential delay. <text:s/>The results might give an idea of which airline or airport tends to perform well. <text:s/>Generating data for the worst performing airports and airlines would also be useful as well. <text:s/></text:span></text:p>
      <text:p text:style-name="P12">The results from Group 3 do not seem all that useful. <text:s/>Knowing whether the popularity of airports follows a zipf distribution seems academic. <text:s/>Answering question 2 might make sense if the future flight schedules were available and the software searched for potential flights to arrive at the destination at earliest time. <text:s/>Performing this analysis on flights from 2008 does not seem useful. <text:s/></text:p>
      <text:p text:style-name="P13">If a customer is interested in a particular data analysis, then that by itself makes the data <text:span text:style-name="T12">useful</text:span>. <text:s/><text:span text:style-name="T12">In this case, the data was useful so that I could answer the questions for this assig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6:17:01.848429399</meta:creation-date>
    <dc:date>2016-01-29T18:15:41.392726754</dc:date>
    <meta:editing-duration>PT4H19M9S</meta:editing-duration>
    <meta:editing-cycles>11</meta:editing-cycles>
    <meta:generator>LibreOffice/4.2.8.2$Linux_X86_64 LibreOffice_project/420$Build-2</meta:generator>
    <meta:document-statistic meta:table-count="0" meta:image-count="0" meta:object-count="0" meta:page-count="3" meta:paragraph-count="29" meta:word-count="1221" meta:character-count="7096" meta:non-whitespace-character-count="5839"/>
  </office:meta>
</office:document-meta>
</file>